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family="'Liberation Mono'" style:font-family-generic="modern" style:font-pitch="fixe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Mono'" style:font-family-generic="modern" style:font-pitch="fixed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family="'Liberation Mono'" style:font-family-generic="modern" style:font-pitch="fixed"/>
    </style:style>
    <style:style style:name="T2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5" style:family="text">
      <style:text-properties fo:font-family="'Liberation Mono'" style:font-family-generic="modern" style:font-pitch="fixed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custom-shape draw:style-name="gr1" draw:text-style-name="P2" xml:id="id1" draw:id="id1" draw:layer="layout" svg:width="19.2cm" svg:height="2.6cm" svg:x="8.4cm" svg:y="4.7cm">
          <text:p text:style-name="P1"><text:span text:style-name="T1">./cam1/models/atm/cam/src/dynamics/sld/</text:span><text:span text:style-name="T2">inital.F90</text:span></text:p>
          <text:p text:style-name="P1"><text:span text:style-name="T1">./cam1/models/atm/cam/src/dynamics/fv/</text:span><text:span text:style-name="T2">inital.F90</text:span></text:p>
          <text:p text:style-name="P1"><text:span text:style-name="T1">./cam1/models/atm/cam/src/dynamics/eul/</text:span><text:span text:style-name="T2">inital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6.8cm" svg:height="1.2cm" svg:x="20.8cm" svg:y="3.5cm">
          <text:p text:style-name="P1"><text:span text:style-name="T1">181: call inita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3" draw:id="id3" draw:layer="layout" svg:width="16.2cm" svg:height="1.2cm" svg:x="0.6cm" svg:y="2.7cm">
          <text:p text:style-name="P1"><text:span text:style-name="T1">./cam1/models/atm/cam/src/control/</text:span><text:span text:style-name="T2">cam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6.8cm" svg:height="1.2cm" svg:x="0.6cm" svg:y="6.9cm">
          <text:p text:style-name="P1"><text:span text:style-name="T1">213: call step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6" draw:id="id6" draw:layer="layout" svg:width="19.2cm" svg:height="2.6cm" svg:x="0.6cm" svg:y="8.1cm">
          <text:p text:style-name="P1"><text:span text:style-name="T1">./cam1/models/atm/cam/src/dynamics/sld/</text:span><text:span text:style-name="T2">stepon.F90</text:span></text:p>
          <text:p text:style-name="P1"><text:span text:style-name="T1">./cam1/models/atm/cam/src/dynamics/fv/</text:span><text:span text:style-name="T2">stepon.F90</text:span></text:p>
          <text:p text:style-name="P1"><text:span text:style-name="T1">./cam1/models/atm/cam/src/dynamics/eul/</text:span><text:span text:style-name="T2">stepon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3.8cm" svg:height="1.2cm" svg:x="13.8cm" svg:y="11.3cm">
          <text:p text:style-name="P1"><text:span text:style-name="T1">101,118,105: call initialize_comsrf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20.2cm" svg:height="1.2cm" svg:x="7.4cm" svg:y="12.5cm">
          <text:p text:style-name="P2"><text:span text:style-name="T3">./cam1/models/atm/cam/src/physics/cam1/</text:span><text:span text:style-name="T4">comsrf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line-skew="-1.601cm" svg:x1="18cm" svg:y1="7.3cm" svg:x2="20.7cm" svg:y2="11.3cm" draw:start-shape="id1" draw:end-shape="id2" svg:d="m18000 7300v400h2700v3600" svg:viewBox="0 0 2701 4001">
          <text:p/>
        </draw:connector>
        <draw:connector draw:style-name="gr4" draw:text-style-name="P2" draw:layer="layout" draw:line-skew="-1.101cm" svg:x1="8.7cm" svg:y1="3.9cm" svg:x2="4cm" svg:y2="6.9cm" draw:start-shape="id3" draw:start-glue-point="2" draw:end-shape="id4" svg:d="m8700 3900v400h-4700v2600" svg:viewBox="0 0 4701 3001">
          <text:p/>
        </draw:connector>
        <draw:connector draw:style-name="gr4" draw:text-style-name="P2" draw:layer="layout" svg:x1="16.8cm" svg:y1="3.3cm" svg:x2="20.8cm" svg:y2="4.1cm" draw:start-shape="id3" draw:start-glue-point="1" draw:end-shape="id5" draw:end-glue-point="5" svg:d="m16800 3300h2001v800h1999" svg:viewBox="0 0 4001 801">
          <text:p/>
        </draw:connector>
        <draw:custom-shape draw:style-name="gr5" draw:text-style-name="P3" draw:layer="layout" svg:width="20.2cm" svg:height="1.2cm" svg:x="7.4cm" svg:y="13.7cm">
          <text:p text:style-name="P2"><text:span text:style-name="T3">334: srfflx_state2d(c)%</text:span><text:span text:style-name="T4">lwup</text:span><text:span text:style-name="T3"> <text:s text:c="2"/>(:) = 0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0.2cm" svg:height="1.2cm" svg:x="0.6cm" svg:y="16.6cm">
          <text:p text:style-name="P1"><text:span text:style-name="T1">./cam1/models/atm/cam/src/physics/cam1/</text:span><text:span text:style-name="T2">physpkg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0.2cm" svg:height="1.2cm" svg:x="0.6cm" svg:y="15.4cm">
          <text:p text:style-name="P1"><text:span text:style-name="T1">244,563,281: call physpk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" draw:text-style-name="P3" draw:layer="layout" svg:width="20.2cm" svg:height="1.2cm" svg:x="7.4cm" svg:y="19.3cm">
          <text:p text:style-name="P1"><text:span text:style-name="T1">./cam1/models/atm/cam/src/physics/cam1/</text:span><text:span text:style-name="T2">tphysbc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line-skew="-1.501cm" svg:x1="10.2cm" svg:y1="10.7cm" svg:x2="5.7cm" svg:y2="15.4cm" draw:start-shape="id6" draw:start-glue-point="2" draw:end-shape="id7" draw:end-glue-point="0" svg:d="m10200 10700v850h-4500v3850" svg:viewBox="0 0 4501 4701">
          <text:p/>
        </draw:connector>
        <draw:custom-shape draw:style-name="gr2" draw:text-style-name="P2" xml:id="id9" draw:id="id9" draw:layer="layout" svg:width="6.8cm" svg:height="1.2cm" svg:x="20.8cm" svg:y="18.1cm">
          <text:p text:style-name="P1"><text:span text:style-name="T1">143: call tphysbc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4" draw:text-style-name="P2" draw:layer="layout" svg:x1="10.7cm" svg:y1="17.8cm" svg:x2="20.8cm" svg:y2="18.7cm" draw:start-shape="id8" draw:start-glue-point="2" draw:end-shape="id9" draw:end-glue-point="5" svg:d="m10700 17800v900h10100" svg:viewBox="0 0 10101 901">
          <text:p/>
        </draw:connector>
        <draw:custom-shape draw:style-name="gr6" draw:text-style-name="P4" draw:layer="layout" svg:width="28cm" svg:height="2cm" svg:x="0cm" svg:y="0cm">
          <text:p text:style-name="P4"><text:span text:style-name="T5">lwu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6" draw:text-style-name="P4" draw:layer="layout" svg:width="28cm" svg:height="2cm" svg:x="0cm" svg:y="0cm">
          <text:p text:style-name="P4"><text:span text:style-name="T5">tphysb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cm" svg:height="19cm" svg:x="0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cm" svg:height="19cm" svg:x="14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97cm" svg:height="0.962cm" svg:x="5.515cm" svg:y="20.038cm">
          <draw:text-box>
            <text:p>CAM 3.0</text:p>
          </draw:text-box>
        </draw:frame>
        <draw:frame draw:style-name="gr9" draw:layer="layout" svg:width="2.97cm" svg:height="0.962cm" svg:x="19.515cm" svg:y="20.038cm">
          <draw:text-box>
            <text:p>SP-CAM</text:p>
          </draw:text-box>
        </draw:frame>
        <draw:custom-shape draw:style-name="gr3" draw:text-style-name="P2" draw:layer="layout" svg:width="5.8cm" svg:height="1.2cm" svg:x="0.4cm" svg:y="2.6cm">
          <text:p text:style-name="P2"><text:span text:style-name="T1">tphysbc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8cm" svg:height="1.2cm" svg:x="14.4cm" svg:y="2.6cm">
          <text:p text:style-name="P2"><text:span text:style-name="T1">tphysbc.F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cm" svg:height="1.2cm" svg:x="0.6cm" svg:y="6.9cm">
          <text:p text:style-name="P1"><text:span text:style-name="T1">213: call radct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o Henrique Santiago de Maria</meta:initial-creator>
    <meta:creation-date>2013-05-03T13:23:21</meta:creation-date>
    <dc:date>2013-05-03T15:38:30</dc:date>
    <dc:creator>Paulo Henrique Santiago de Maria</dc:creator>
    <meta:editing-duration>PT1H27M45S</meta:editing-duration>
    <meta:editing-cycles>4</meta:editing-cycles>
    <meta:generator>LibreOffice/3.6$Linux_X86_64 LibreOffice_project/360m1$Build-304</meta:generator>
    <meta:document-statistic meta:object-count="51"/>
  </office:meta>
</office:document-meta>
</file>